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diaContent.setImages( List &lt; Image &gt; 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Content.setMedia( Media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Content.MediaContent( Media media , List &lt; Image &gt; 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Conten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Content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Content.Media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diaCont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diaContent.get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